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2f71c" officeooo:paragraph-rsid="0012f71c" style:font-size-asian="15.75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12f71c"/>
    </style:style>
    <style:style style:name="T2" style:family="text">
      <style:text-properties fo:font-size="14pt" officeooo:rsid="0012f71c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"/><text:span text:style-name="T1">CLASS PROJECT <text:s text:c="5"/></text:span></text:h>
      <text:p text:style-name="Text_20_body"><text:s text:c="8"/><text:span text:style-name="T2">ROCK PAPER SCISSOR <text:s text:c="43"/>{G.SHASHANK GOYAL}</text:span></text:p>
      <text:p text:style-name="P2"/>
      <text:p text:style-name="P2">#quick game</text:p>
      <text:p text:style-name="P2">import random</text:p>
      <text:p text:style-name="P2">p={1:'r',2:'p',3:'s'}</text:p>
      <text:p text:style-name="P2"/>
      <text:p text:style-name="P2">while True:</text:p>
      <text:p text:style-name="P2"><text:tab/>yc=input("your choise:r/p/s: ")</text:p>
      <text:p text:style-name="P2"><text:tab/>cc=p[random.randint(1,3)]</text:p>
      <text:p text:style-name="P2"><text:tab/>print("computer gave:",cc)</text:p>
      <text:p text:style-name="P2"/>
      <text:p text:style-name="P2"/>
      <text:p text:style-name="P2"><text:tab/>if(cc=='r'and yc=='s'or cc=='p'and yc=='r'or cc=='s'and yc=='p'):</text:p>
      <text:p text:style-name="P2"><text:tab/><text:tab/>print("computer wins ")</text:p>
      <text:p text:style-name="P2"><text:tab/>else:</text:p>
      <text:p text:style-name="P2"><text:tab/><text:tab/>print("you wins")</text:p>
      <text:p text:style-name="P2"><text:tab/>if(yc == cc):</text:p>
      <text:p text:style-name="P2"><text:tab/><text:tab/>print("both put the same thing try once again")</text:p>
      <text:p text:style-name="P2"/>
      <text:p text:style-name="P2"/>
      <text:p text:style-name="P1">output</text:p>
      <text:p text:style-name="P1"><text:s text:c="7"/>your choise:r/p/s: r</text:p>
      <text:p text:style-name="P1">computer gave: p</text:p>
      <text:p text:style-name="P1">computer wins </text:p>
      <text:p text:style-name="P1">your choise:r/p/s: r</text:p>
      <text:p text:style-name="P1">computer gave: r</text:p>
      <text:p text:style-name="P1">you wins</text:p>
      <text:p text:style-name="P1">both put the same thing try once again</text:p>
      <text:p text:style-name="P1">your choise:r/p/s: rr</text:p>
      <text:p text:style-name="P1">computer gave: p</text:p>
      <text:p text:style-name="P1">you wins</text:p>
      <text:p text:style-name="P1">your choise:r/p/s: r </text:p>
      <text:p text:style-name="P1">computer gave: p</text:p>
      <text:p text:style-name="P1">computer wins </text:p>
      <text:p text:style-name="P1"><text:soft-page-break/>your choise:r/p/s: r</text:p>
      <text:p text:style-name="P1">computer gave: s</text:p>
      <text:p text:style-name="P1">you wins</text:p>
      <text:p text:style-name="P1">your choise:r/p/s: r</text:p>
      <text:p text:style-name="P1">computer gave: s</text:p>
      <text:p text:style-name="P1">you wins</text:p>
      <text:p text:style-name="P1">your choise:r/p/s: r</text:p>
      <text:p text:style-name="P1">computer gave: s</text:p>
      <text:p text:style-name="P1">you wins</text:p>
      <text:p text:style-name="P1">your choise:r/p/s: r</text:p>
      <text:p text:style-name="P1">computer gave: p</text:p>
      <text:p text:style-name="P1">computer wins </text:p>
      <text:p text:style-name="P1">your choise:r/p/s: rs</text:p>
      <text:p text:style-name="P1">computer gave: p</text:p>
      <text:p text:style-name="P1">you wins</text:p>
      <text:p text:style-name="P1">your choise:r/p/s: p</text:p>
      <text:p text:style-name="P1">computer gave: s</text:p>
      <text:p text:style-name="P1">computer wins </text:p>
      <text:p text:style-name="P1">your choise:r/p/s: p</text:p>
      <text:p text:style-name="P1">computer gave: p</text:p>
      <text:p text:style-name="P1">you wins</text:p>
      <text:p text:style-name="P1">both put the same thing try once again</text:p>
      <text:p text:style-name="P1">your choise:r/p/s: p</text:p>
      <text:p text:style-name="P1">computer gave: p</text:p>
      <text:p text:style-name="P1">you wins</text:p>
      <text:p text:style-name="P1">both put the same thing try once again</text:p>
      <text:p text:style-name="P1">your choise:r/p/s: p</text:p>
      <text:p text:style-name="P1">computer gave: r</text:p>
      <text:p text:style-name="P1">you wins</text:p>
      <text:p text:style-name="P1">your choise:r/p/s: p</text:p>
      <text:p text:style-name="P1">computer gave: r</text:p>
      <text:p text:style-name="P1">you wins</text:p>
      <text:p text:style-name="P1">your choise:r/p/s: p</text:p>
      <text:p text:style-name="P1">computer gave: p</text:p>
      <text:p text:style-name="P1">you wins</text:p>
      <text:p text:style-name="P1">both put the same thing try once again</text:p>
      <text:p text:style-name="P1">your choise:r/p/s: pp</text:p>
      <text:p text:style-name="P1">computer gave: s</text:p>
      <text:p text:style-name="P1"><text:soft-page-break/>you wins</text:p>
      <text:p text:style-name="P1">your choise:r/p/s: p</text:p>
      <text:p text:style-name="P1">computer gave: p</text:p>
      <text:p text:style-name="P1">you wins</text:p>
      <text:p text:style-name="P1">both put the same thing try once again</text:p>
      <text:p text:style-name="P1">your choise:r/p/s: p</text:p>
      <text:p text:style-name="P1">computer gave: s</text:p>
      <text:p text:style-name="P1">computer wins </text:p>
      <text:p text:style-name="P1">your choise:r/p/s: p</text:p>
      <text:p text:style-name="P1">computer gave: p</text:p>
      <text:p text:style-name="P1">you wins</text:p>
      <text:p text:style-name="P1">both put the same thing try once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17:16.716266051</meta:creation-date>
    <dc:date>2018-10-03T10:22:32.464447966</dc:date>
    <meta:editing-duration>PT5M18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3" meta:paragraph-count="79" meta:word-count="244" meta:character-count="1541" meta:non-whitespace-character-count="1291"/>
  </office:meta>
</office:document-meta>
</file>